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adornments="Regular"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in" fo:margin-left="0.9597in" table:align="left"/>
    </style:style>
    <style:style style:name="Table1.A" style:family="table-column">
      <style:table-column-properties style:column-width="2.25in"/>
    </style:style>
    <style:style style:name="Table1.B" style:family="table-column">
      <style:table-column-properties style:column-width="0.25in"/>
    </style:style>
    <style:style style:name="Table1.C" style:family="table-column">
      <style:table-column-properties style:column-width="2.5in"/>
    </style:style>
    <style:style style:name="Table1.A1" style:family="table-cell">
      <style:table-cell-properties fo:padding="0.0382in" fo:border="none"/>
    </style:style>
    <style:style style:name="Table2" style:family="table">
      <style:table-properties style:width="5in" fo:margin-left="0.9597in" table:align="left"/>
    </style:style>
    <style:style style:name="Table2.A" style:family="table-column">
      <style:table-column-properties style:column-width="2.25in"/>
    </style:style>
    <style:style style:name="Table2.B" style:family="table-column">
      <style:table-column-properties style:column-width="0.25in"/>
    </style:style>
    <style:style style:name="Table2.C" style:family="table-column">
      <style:table-column-properties style:column-width="2.5in"/>
    </style:style>
    <style:style style:name="Table2.A1" style:family="table-cell">
      <style:table-cell-properties fo:padding="0.0382in" fo:border="none"/>
    </style:style>
    <style:style style:name="Table6" style:family="table">
      <style:table-properties style:width="2.1257in" fo:margin-left="2.4in" table:align="left"/>
    </style:style>
    <style:style style:name="Table6.A" style:family="table-column">
      <style:table-column-properties style:column-width="1.25in"/>
    </style:style>
    <style:style style:name="Table6.B" style:family="table-column">
      <style:table-column-properties style:column-width="0.8757in"/>
    </style:style>
    <style:style style:name="Table6.A1" style:family="table-cell">
      <style:table-cell-properties fo:padding="0.0382in" fo:border="none"/>
    </style:style>
    <style:style style:name="Table7" style:family="table">
      <style:table-properties style:width="2.1257in" fo:margin-left="2.4in" table:align="left"/>
    </style:style>
    <style:style style:name="Table7.A" style:family="table-column">
      <style:table-column-properties style:column-width="1.25in"/>
    </style:style>
    <style:style style:name="Table7.B" style:family="table-column">
      <style:table-column-properties style:column-width="0.8757in"/>
    </style:style>
    <style:style style:name="Table7.A1" style:family="table-cell">
      <style:table-cell-properties fo:padding="0.0382in" fo:border="none"/>
    </style:style>
    <style:style style:name="Table4" style:family="table">
      <style:table-properties style:width="1.9403in" table:align="center" style:shadow="none"/>
    </style:style>
    <style:style style:name="Table4.A" style:family="table-column">
      <style:table-column-properties style:column-width="0.8757in"/>
    </style:style>
    <style:style style:name="Table4.B" style:family="table-column">
      <style:table-column-properties style:column-width="0.1889in"/>
    </style:style>
    <style:style style:name="Table4.A1" style:family="table-cell">
      <style:table-cell-properties fo:padding="0.0382in" fo:border="none"/>
    </style:style>
    <style:style style:name="Table5" style:family="table">
      <style:table-properties style:width="4.45in" fo:margin-left="1.2375in" table:align="left"/>
    </style:style>
    <style:style style:name="Table5.A" style:family="table-column">
      <style:table-column-properties style:column-width="1.2in"/>
    </style:style>
    <style:style style:name="Table5.B" style:family="table-column">
      <style:table-column-properties style:column-width="3.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5043in" style:type="center"/>
          <style:tab-stop style:position="6.9244in" style:type="right"/>
        </style:tab-stops>
      </style:paragraph-properties>
      <style:text-properties officeooo:rsid="0050f0df" officeooo:paragraph-rsid="0069a71f"/>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P3" style:family="paragraph" style:parent-style-name="Text_20_body">
      <style:text-properties officeooo:rsid="006e238e" officeooo:paragraph-rsid="006e238e"/>
    </style:style>
    <style:style style:name="P4" style:family="paragraph" style:parent-style-name="Text_20_body">
      <style:text-properties officeooo:rsid="007a85eb" officeooo:paragraph-rsid="007a85eb"/>
    </style:style>
    <style:style style:name="P5" style:family="paragraph" style:parent-style-name="Text_20_body">
      <style:text-properties officeooo:rsid="007a85eb" officeooo:paragraph-rsid="0095da01"/>
    </style:style>
    <style:style style:name="P6" style:family="paragraph" style:parent-style-name="Text_20_body">
      <style:text-properties officeooo:rsid="007bdbbe" officeooo:paragraph-rsid="00a8a1bf"/>
    </style:style>
    <style:style style:name="P7" style:family="paragraph" style:parent-style-name="Text_20_body">
      <style:text-properties officeooo:rsid="007bf65f" officeooo:paragraph-rsid="007bf65f"/>
    </style:style>
    <style:style style:name="P8" style:family="paragraph" style:parent-style-name="Text_20_body">
      <style:text-properties officeooo:rsid="0071421b" officeooo:paragraph-rsid="0071421b"/>
    </style:style>
    <style:style style:name="P9" style:family="paragraph" style:parent-style-name="Text_20_body">
      <style:text-properties officeooo:rsid="0092f726" officeooo:paragraph-rsid="009b6a68"/>
    </style:style>
    <style:style style:name="P10" style:family="paragraph" style:parent-style-name="Text_20_body">
      <style:text-properties officeooo:rsid="0074bba3" officeooo:paragraph-rsid="009d8760"/>
    </style:style>
    <style:style style:name="P11" style:family="paragraph" style:parent-style-name="Text_20_body">
      <style:text-properties officeooo:rsid="009c978d" officeooo:paragraph-rsid="009c978d"/>
    </style:style>
    <style:style style:name="P12" style:family="paragraph" style:parent-style-name="Text_20_body">
      <style:text-properties officeooo:rsid="00949665" officeooo:paragraph-rsid="009b6a68"/>
    </style:style>
    <style:style style:name="P13" style:family="paragraph" style:parent-style-name="Text_20_body">
      <style:text-properties officeooo:rsid="00a60951" officeooo:paragraph-rsid="00a60951"/>
    </style:style>
    <style:style style:name="P14" style:family="paragraph" style:parent-style-name="Text_20_body">
      <style:text-properties officeooo:rsid="008f1969" officeooo:paragraph-rsid="008f1969"/>
    </style:style>
    <style:style style:name="P15" style:family="paragraph" style:parent-style-name="Text_20_body">
      <style:text-properties officeooo:rsid="00a92e71" officeooo:paragraph-rsid="00a92e71"/>
    </style:style>
    <style:style style:name="P16" style:family="paragraph" style:parent-style-name="Table_20_Contents">
      <style:text-properties officeooo:rsid="006bc23e" officeooo:paragraph-rsid="006bc23e"/>
    </style:style>
    <style:style style:name="P17" style:family="paragraph" style:parent-style-name="Table_20_Contents">
      <style:paragraph-properties fo:text-align="end" style:justify-single-word="false"/>
      <style:text-properties officeooo:rsid="006bc23e" officeooo:paragraph-rsid="006bc23e"/>
    </style:style>
    <style:style style:name="P18" style:family="paragraph" style:parent-style-name="Table_20_Contents">
      <style:paragraph-properties fo:text-align="end" style:justify-single-word="false"/>
      <style:text-properties officeooo:rsid="006bcb18" officeooo:paragraph-rsid="006bcb18"/>
    </style:style>
    <style:style style:name="P19" style:family="paragraph" style:parent-style-name="Table_20_Contents">
      <style:text-properties officeooo:rsid="006bcb18" officeooo:paragraph-rsid="006bcb18"/>
    </style:style>
    <style:style style:name="P20" style:family="paragraph" style:parent-style-name="Table_20_Contents">
      <style:text-properties officeooo:rsid="006bcb18" officeooo:paragraph-rsid="00a5ace8"/>
    </style:style>
    <style:style style:name="P21" style:family="paragraph" style:parent-style-name="Table_20_Contents">
      <style:text-properties officeooo:paragraph-rsid="006bcb18"/>
    </style:style>
    <style:style style:name="P22" style:family="paragraph" style:parent-style-name="Table_20_Contents">
      <style:paragraph-properties fo:text-align="end" style:justify-single-word="false"/>
      <style:text-properties officeooo:rsid="006d6fd8" officeooo:paragraph-rsid="006d6fd8"/>
    </style:style>
    <style:style style:name="P23" style:family="paragraph" style:parent-style-name="Table_20_Contents">
      <style:text-properties officeooo:rsid="006d6fd8" officeooo:paragraph-rsid="006d6fd8"/>
    </style:style>
    <style:style style:name="P24" style:family="paragraph" style:parent-style-name="Table_20_Contents">
      <style:text-properties officeooo:rsid="007a85eb" officeooo:paragraph-rsid="007a85eb"/>
    </style:style>
    <style:style style:name="P25" style:family="paragraph" style:parent-style-name="Table_20_Contents">
      <style:paragraph-properties fo:text-align="end" style:justify-single-word="false"/>
      <style:text-properties officeooo:rsid="0088459e" officeooo:paragraph-rsid="0088459e"/>
    </style:style>
    <style:style style:name="P26" style:family="paragraph" style:parent-style-name="Table_20_Contents">
      <style:text-properties officeooo:rsid="0088459e" officeooo:paragraph-rsid="0088459e"/>
    </style:style>
    <style:style style:name="P27" style:family="paragraph" style:parent-style-name="Table_20_Contents">
      <style:text-properties officeooo:rsid="0012f3ba" officeooo:paragraph-rsid="008f1969"/>
    </style:style>
    <style:style style:name="P28" style:family="paragraph" style:parent-style-name="Table_20_Contents">
      <style:text-properties officeooo:rsid="009b7968" officeooo:paragraph-rsid="008f1969"/>
    </style:style>
    <style:style style:name="P29" style:family="paragraph" style:parent-style-name="Table_20_Contents">
      <style:text-properties officeooo:rsid="00905765" officeooo:paragraph-rsid="008f1969"/>
    </style:style>
    <style:style style:name="P30" style:family="paragraph" style:parent-style-name="Table_20_Contents">
      <style:text-properties officeooo:rsid="0013e44a" officeooo:paragraph-rsid="00a05e5d"/>
    </style:style>
    <style:style style:name="P31" style:family="paragraph" style:parent-style-name="Table_20_Contents">
      <style:text-properties officeooo:rsid="001409bc" officeooo:paragraph-rsid="008f1969"/>
    </style:style>
    <style:style style:name="P32" style:family="paragraph" style:parent-style-name="Table_20_Contents">
      <style:text-properties officeooo:rsid="0098d56a" officeooo:paragraph-rsid="008f1969"/>
    </style:style>
    <style:style style:name="P33" style:family="paragraph" style:parent-style-name="Table_20_Contents">
      <style:text-properties officeooo:rsid="008f1969" officeooo:paragraph-rsid="008f1969"/>
    </style:style>
    <style:style style:name="P34" style:family="paragraph" style:parent-style-name="Table_20_Contents">
      <style:text-properties officeooo:rsid="008f1969" officeooo:paragraph-rsid="00a5ace8"/>
    </style:style>
    <style:style style:name="P35" style:family="paragraph" style:parent-style-name="Table_20_Contents">
      <style:text-properties officeooo:rsid="0090a41f" officeooo:paragraph-rsid="0090a41f"/>
    </style:style>
    <style:style style:name="P36" style:family="paragraph" style:parent-style-name="Table_20_Contents">
      <style:text-properties officeooo:rsid="0090a41f" officeooo:paragraph-rsid="00a5ace8"/>
    </style:style>
    <style:style style:name="P37" style:family="paragraph" style:parent-style-name="Table_20_Contents">
      <style:text-properties officeooo:rsid="0092f726" officeooo:paragraph-rsid="0092f726"/>
    </style:style>
    <style:style style:name="P38" style:family="paragraph" style:parent-style-name="Table_20_Contents">
      <style:paragraph-properties fo:text-align="end" style:justify-single-word="false"/>
      <style:text-properties officeooo:rsid="0092f726" officeooo:paragraph-rsid="0092f726"/>
    </style:style>
    <style:style style:name="P39" style:family="paragraph" style:parent-style-name="Table_20_Contents">
      <style:text-properties officeooo:rsid="00a5ace8" officeooo:paragraph-rsid="00a5ace8"/>
    </style:style>
    <style:style style:name="P40" style:family="paragraph" style:parent-style-name="Table_20_Contents">
      <style:paragraph-properties fo:text-align="end" style:justify-single-word="false"/>
      <style:text-properties officeooo:rsid="00a5ace8" officeooo:paragraph-rsid="00a5ace8"/>
    </style:style>
    <style:style style:name="P41" style:family="paragraph" style:parent-style-name="Table_20_Contents">
      <style:text-properties fo:font-style="italic" fo:font-weight="bold" officeooo:rsid="008f1969" officeooo:paragraph-rsid="00a5ace8" style:font-style-asian="italic" style:font-weight-asian="bold" style:font-style-complex="italic" style:font-weight-complex="bold"/>
    </style:style>
    <style:style style:name="P42" style:family="paragraph" style:parent-style-name="Table_20_Contents">
      <style:text-properties fo:font-style="italic" fo:font-weight="bold" officeooo:rsid="00a5ace8" officeooo:paragraph-rsid="00a5ace8" style:font-style-asian="italic" style:font-weight-asian="bold" style:font-style-complex="italic" style:font-weight-complex="bold"/>
    </style:style>
    <style:style style:name="P43" style:family="paragraph" style:parent-style-name="Table_20_Contents">
      <style:text-properties officeooo:rsid="00a60951" officeooo:paragraph-rsid="00a60951"/>
    </style:style>
    <style:style style:name="P44" style:family="paragraph" style:parent-style-name="Table_20_Contents">
      <style:paragraph-properties fo:text-align="end" style:justify-single-word="false"/>
      <style:text-properties officeooo:rsid="00a60951" officeooo:paragraph-rsid="00a60951"/>
    </style:style>
    <style:style style:name="P45" style:family="paragraph" style:parent-style-name="Table_20_Heading">
      <style:text-properties officeooo:paragraph-rsid="008f1969"/>
    </style:style>
    <style:style style:name="P46" style:family="paragraph" style:parent-style-name="Safety">
      <style:text-properties officeooo:paragraph-rsid="00962942"/>
    </style:style>
    <style:style style:name="P47" style:family="paragraph" style:parent-style-name="Quotations">
      <style:text-properties officeooo:paragraph-rsid="00a4e3b6"/>
    </style:style>
    <style:style style:name="P48" style:family="paragraph" style:parent-style-name="Table_20_Contents">
      <style:text-properties officeooo:rsid="007a85eb" officeooo:paragraph-rsid="00ad716d"/>
    </style:style>
    <style:style style:name="P49" style:family="paragraph" style:parent-style-name="Text_20_body" style:list-style-name="List_20_1"/>
    <style:style style:name="P50" style:family="paragraph" style:parent-style-name="Text_20_body" style:list-style-name="List_20_1">
      <style:text-properties officeooo:rsid="006e4264" officeooo:paragraph-rsid="006e4264"/>
    </style:style>
    <style:style style:name="P51" style:family="paragraph" style:parent-style-name="Text_20_body" style:list-style-name="List_20_1">
      <style:text-properties officeooo:rsid="0071421b" officeooo:paragraph-rsid="0071421b"/>
    </style:style>
    <style:style style:name="P52" style:family="paragraph" style:parent-style-name="Text_20_body" style:list-style-name="Numbering_20_1">
      <style:text-properties officeooo:rsid="009b6a68" officeooo:paragraph-rsid="009b6a68"/>
    </style:style>
    <style:style style:name="P53" style:family="paragraph" style:parent-style-name="Text_20_body" style:list-style-name="Numbering_20_1">
      <style:text-properties officeooo:rsid="009b6a68" officeooo:paragraph-rsid="00a2141f"/>
    </style:style>
    <style:style style:name="P54" style:family="paragraph" style:parent-style-name="Text_20_body" style:list-style-name="List_20_1">
      <style:text-properties officeooo:rsid="007ac4f1" officeooo:paragraph-rsid="009ef661"/>
    </style:style>
    <style:style style:name="P55" style:family="paragraph" style:parent-style-name="Text_20_body" style:list-style-name="List_20_1">
      <style:text-properties officeooo:rsid="007ac4f1" officeooo:paragraph-rsid="007ac4f1"/>
    </style:style>
    <style:style style:name="P56" style:family="paragraph" style:parent-style-name="Heading_20_1">
      <style:text-properties officeooo:rsid="006d6fd8" officeooo:paragraph-rsid="006d6fd8"/>
    </style:style>
    <style:style style:name="P57" style:family="paragraph" style:parent-style-name="Heading_20_1">
      <style:text-properties officeooo:rsid="008f1969" officeooo:paragraph-rsid="008f1969"/>
    </style:style>
    <style:style style:name="P58" style:family="paragraph" style:parent-style-name="Heading_20_1">
      <style:text-properties officeooo:rsid="006e238e" officeooo:paragraph-rsid="006e238e"/>
    </style:style>
    <style:style style:name="P59" style:family="paragraph" style:parent-style-name="Heading_20_1">
      <style:text-properties officeooo:rsid="0095da01" officeooo:paragraph-rsid="0095da01"/>
    </style:style>
    <style:style style:name="P60" style:family="paragraph" style:parent-style-name="Heading_20_1">
      <style:text-properties officeooo:rsid="00a6acd3" officeooo:paragraph-rsid="00a6acd3"/>
    </style:style>
    <style:style style:name="P61" style:family="paragraph" style:parent-style-name="Heading_20_1">
      <style:text-properties officeooo:paragraph-rsid="00962942"/>
    </style:style>
    <style:style style:name="P62" style:family="paragraph" style:parent-style-name="Heading_20_1">
      <style:text-properties officeooo:paragraph-rsid="00a8a1bf"/>
    </style:style>
    <style:style style:name="P63" style:family="paragraph" style:parent-style-name="Heading_20_1">
      <style:text-properties officeooo:rsid="007dcbfd" officeooo:paragraph-rsid="008f1969"/>
    </style:style>
    <style:style style:name="P64" style:family="paragraph" style:parent-style-name="Heading_20_1">
      <style:text-properties officeooo:rsid="00934ab4" officeooo:paragraph-rsid="008f1969"/>
    </style:style>
    <style:style style:name="P65" style:family="paragraph" style:parent-style-name="Heading_20_2">
      <style:text-properties officeooo:rsid="006bc23e" officeooo:paragraph-rsid="006bc23e"/>
    </style:style>
    <style:style style:name="P66" style:family="paragraph" style:parent-style-name="Heading_20_2">
      <style:text-properties officeooo:rsid="006bcb18" officeooo:paragraph-rsid="006d6fd8"/>
    </style:style>
    <style:style style:name="P67" style:family="paragraph" style:parent-style-name="Heading_20_2">
      <style:text-properties officeooo:rsid="00962942" officeooo:paragraph-rsid="00962942"/>
    </style:style>
    <style:style style:name="P68" style:family="paragraph" style:parent-style-name="Heading_20_2">
      <style:text-properties officeooo:rsid="0096d7cd" officeooo:paragraph-rsid="0096d7cd"/>
    </style:style>
    <style:style style:name="P69" style:family="paragraph" style:parent-style-name="Heading_20_2">
      <style:text-properties officeooo:rsid="009984ad" officeooo:paragraph-rsid="009984ad"/>
    </style:style>
    <style:style style:name="P70" style:family="paragraph" style:parent-style-name="Heading_20_2">
      <style:text-properties officeooo:rsid="009b6a68" officeooo:paragraph-rsid="009b6a68"/>
    </style:style>
    <style:style style:name="P71" style:family="paragraph" style:parent-style-name="Heading_20_2">
      <style:text-properties officeooo:rsid="0095da01" officeooo:paragraph-rsid="00962942"/>
    </style:style>
    <style:style style:name="P72" style:family="paragraph" style:parent-style-name="Heading_20_2">
      <style:text-properties officeooo:paragraph-rsid="00a8a1bf"/>
    </style:style>
    <style:style style:name="T1" style:family="text">
      <style:text-properties officeooo:rsid="008c4f1d"/>
    </style:style>
    <style:style style:name="T2" style:family="text">
      <style:text-properties officeooo:rsid="008c7d73"/>
    </style:style>
    <style:style style:name="T3" style:family="text">
      <style:text-properties officeooo:rsid="0069a71f"/>
    </style:style>
    <style:style style:name="T4" style:family="text">
      <style:text-properties officeooo:rsid="00a2d1d7"/>
    </style:style>
    <style:style style:name="T5" style:family="text">
      <style:text-properties style:font-name="Liberation Serif1" officeooo:rsid="0050f0df" style:font-name-asian="Liberation Serif1" style:font-name-complex="Liberation Serif1"/>
    </style:style>
    <style:style style:name="T6" style:family="text">
      <style:text-properties style:font-name="Liberation Serif" officeooo:rsid="0050f0df" style:font-name-asian="Arial Unicode MS" style:font-name-complex="Arial Unicode MS"/>
    </style:style>
    <style:style style:name="T7" style:family="text">
      <style:text-properties style:font-name="Liberation Serif" fo:font-size="11pt" fo:font-weight="normal" officeooo:rsid="009f1a71" style:font-size-asian="11pt" style:font-weight-asian="normal" style:font-size-complex="11pt" style:font-weight-complex="normal"/>
    </style:style>
    <style:style style:name="T8" style:family="text">
      <style:text-properties style:font-name="Liberation Serif" fo:font-size="11pt" fo:font-style="italic" fo:font-weight="bold" officeooo:rsid="009f1a71" style:font-size-asian="11pt" style:font-style-asian="italic" style:font-weight-asian="bold" style:font-size-complex="11pt" style:font-style-complex="italic" style:font-weight-complex="bold"/>
    </style:style>
    <style:style style:name="T9" style:family="text">
      <style:text-properties officeooo:rsid="006d6fd8"/>
    </style:style>
    <style:style style:name="T10" style:family="text">
      <style:text-properties officeooo:rsid="006fa0fd"/>
    </style:style>
    <style:style style:name="T11" style:family="text">
      <style:text-properties officeooo:rsid="007a85eb"/>
    </style:style>
    <style:style style:name="T12" style:family="text">
      <style:text-properties fo:font-weight="bold" style:font-weight-asian="bold" style:font-weight-complex="bold"/>
    </style:style>
    <style:style style:name="T13" style:family="text">
      <style:text-properties fo:font-weight="bold" officeooo:rsid="009ef661" style:font-weight-asian="bold" style:font-weight-complex="bold"/>
    </style:style>
    <style:style style:name="T14" style:family="text">
      <style:text-properties fo:font-weight="bold" officeooo:rsid="007bdbbe" style:font-weight-asian="bold" style:font-weight-complex="bold"/>
    </style:style>
    <style:style style:name="T15" style:family="text">
      <style:text-properties officeooo:rsid="007bdbbe"/>
    </style:style>
    <style:style style:name="T16" style:family="text">
      <style:text-properties fo:font-weight="normal" officeooo:rsid="009ef661" style:font-weight-asian="normal" style:font-weight-complex="normal"/>
    </style:style>
    <style:style style:name="T17" style:family="text">
      <style:text-properties fo:font-weight="normal" officeooo:rsid="007bdbbe" style:font-weight-asian="normal" style:font-weight-complex="normal"/>
    </style:style>
    <style:style style:name="T18" style:family="text">
      <style:text-properties fo:font-weight="normal" officeooo:rsid="00a803b4" style:font-weight-asian="normal" style:font-weight-complex="normal"/>
    </style:style>
    <style:style style:name="T19" style:family="text">
      <style:text-properties officeooo:rsid="007f99f6"/>
    </style:style>
    <style:style style:name="T20" style:family="text">
      <style:text-properties officeooo:rsid="0012f3ba"/>
    </style:style>
    <style:style style:name="T21" style:family="text">
      <style:text-properties officeooo:rsid="008f1969"/>
    </style:style>
    <style:style style:name="T22" style:family="text">
      <style:text-properties officeooo:rsid="009b7968"/>
    </style:style>
    <style:style style:name="T23" style:family="text">
      <style:text-properties officeooo:rsid="00905765"/>
    </style:style>
    <style:style style:name="T24" style:family="text">
      <style:text-properties officeooo:rsid="009d5c73"/>
    </style:style>
    <style:style style:name="T25" style:family="text">
      <style:text-properties officeooo:rsid="0090a41f"/>
    </style:style>
    <style:style style:name="T26" style:family="text">
      <style:text-properties officeooo:rsid="00915350"/>
    </style:style>
    <style:style style:name="T27" style:family="text">
      <style:text-properties officeooo:rsid="009196e9"/>
    </style:style>
    <style:style style:name="T28" style:family="text">
      <style:text-properties officeooo:rsid="0096d7cd"/>
    </style:style>
    <style:style style:name="T29" style:family="text">
      <style:text-properties fo:font-style="italic" fo:font-weight="bold" officeooo:rsid="00982340" style:font-style-asian="italic" style:font-weight-asian="bold" style:font-style-complex="italic" style:font-weight-complex="bold"/>
    </style:style>
    <style:style style:name="T30" style:family="text">
      <style:text-properties fo:font-style="italic" fo:font-weight="bold" officeooo:rsid="009984ad" style:font-style-asian="italic" style:font-weight-asian="bold" style:font-style-complex="italic" style:font-weight-complex="bold"/>
    </style:style>
    <style:style style:name="T31" style:family="text">
      <style:text-properties fo:font-style="italic" fo:font-weight="bold" officeooo:rsid="009d8760" style:font-style-asian="italic" style:font-weight-asian="bold" style:font-style-complex="italic" style:font-weight-complex="bold"/>
    </style:style>
    <style:style style:name="T32" style:family="text">
      <style:text-properties fo:font-style="italic" fo:font-weight="normal" officeooo:rsid="009ef661" style:font-style-asian="italic" style:font-weight-asian="normal" style:font-style-complex="italic" style:font-weight-complex="normal"/>
    </style:style>
    <style:style style:name="T33" style:family="text">
      <style:text-properties officeooo:rsid="009c5b93"/>
    </style:style>
    <style:style style:name="T34" style:family="text">
      <style:text-properties officeooo:rsid="009d8760"/>
    </style:style>
    <style:style style:name="T35" style:family="text">
      <style:text-properties officeooo:rsid="009ef661"/>
    </style:style>
    <style:style style:name="T36" style:family="text">
      <style:text-properties officeooo:rsid="00a05e5d"/>
    </style:style>
    <style:style style:name="T37" style:family="text">
      <style:text-properties officeooo:rsid="00a2141f"/>
    </style:style>
    <style:style style:name="T38" style:family="text">
      <style:text-properties officeooo:rsid="00a4e3b6"/>
    </style:style>
    <style:style style:name="T39" style:family="text">
      <style:text-properties officeooo:rsid="00a5ace8"/>
    </style:style>
    <style:style style:name="T40" style:family="text">
      <style:text-properties officeooo:rsid="00a5a182"/>
    </style:style>
    <style:style style:name="T41" style:family="text">
      <style:text-properties officeooo:rsid="00a60951"/>
    </style:style>
    <style:style style:name="T42" style:family="text">
      <style:text-properties officeooo:rsid="00a6acd3"/>
    </style:style>
    <style:style style:name="T43" style:family="text">
      <style:text-properties officeooo:rsid="00a803b4"/>
    </style:style>
    <style:style style:name="T44" style:family="text">
      <style:text-properties officeooo:rsid="00a670ea"/>
    </style:style>
    <style:style style:name="T45" style:family="text">
      <style:text-properties fo:font-size="8.5pt" officeooo:rsid="00a670ea" style:font-size-asian="8.5pt" style:font-size-complex="8.5pt"/>
    </style:style>
    <style:style style:name="T46" style:family="text">
      <style:text-properties officeooo:rsid="00ad71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partment of Physics<text:tab/>Duquesne University</text:h>
      <text:h text:style-name="P65" text:outline-level="2">Instructor: Michael Huster, PhD</text:h>
      <table:table table:name="Table1" table:style-name="Table1">
        <table:table-column table:style-name="Table1.A"/>
        <table:table-column table:style-name="Table1.B"/>
        <table:table-column table:style-name="Table1.C"/>
        <table:table-row>
          <table:table-cell table:style-name="Table1.A1" office:value-type="string">
            <text:p text:style-name="P17">Office: 323 Fisher Hall</text:p>
          </table:table-cell>
          <table:table-cell table:style-name="Table1.A1" office:value-type="string">
            <text:p text:style-name="Table_20_Contents"/>
          </table:table-cell>
          <table:table-cell table:style-name="Table1.A1" office:value-type="string">
            <text:p text:style-name="P16">Phone: 412-396-1783</text:p>
          </table:table-cell>
        </table:table-row>
        <table:table-row>
          <table:table-cell table:style-name="Table1.A1" office:value-type="string">
            <text:p text:style-name="P25">E-Mail:</text:p>
          </table:table-cell>
          <table:table-cell table:style-name="Table1.A1" office:value-type="string">
            <text:p text:style-name="Table_20_Contents"/>
          </table:table-cell>
          <table:table-cell table:style-name="Table1.A1" office:value-type="string">
            <text:p text:style-name="P26"><text:a xlink:type="simple" xlink:href="mailto:husterm@duq.edu" text:style-name="Internet_20_link" text:visited-style-name="Visited_20_Internet_20_Link">husterm@duq.edu</text:a></text:p>
          </table:table-cell>
        </table:table-row>
        <table:table-row>
          <table:table-cell table:style-name="Table1.A1" office:value-type="string">
            <text:p text:style-name="P18">Office Hours:</text:p>
          </table:table-cell>
          <table:table-cell table:style-name="Table1.A1" office:value-type="string">
            <text:p text:style-name="Table_20_Contents"/>
          </table:table-cell>
          <table:table-cell table:style-name="Table1.A1" office:value-type="string">
            <text:p text:style-name="P20"><text:span text:style-name="T40">Mon., Wed.</text:span> <text:span text:style-name="T40">10:00 – 12:00</text:span></text:p>
          </table:table-cell>
        </table:table-row>
      </table:table>
      <text:h text:style-name="P66" text:outline-level="2">Class Schedule</text:h>
      <table:table table:name="Table2" table:style-name="Table2">
        <table:table-column table:style-name="Table2.A"/>
        <table:table-column table:style-name="Table2.B"/>
        <table:table-column table:style-name="Table2.C"/>
        <table:table-row>
          <table:table-cell table:style-name="Table2.A1" office:value-type="string">
            <text:p text:style-name="P22">Location:</text:p>
          </table:table-cell>
          <table:table-cell table:style-name="Table2.A1" office:value-type="string">
            <text:p text:style-name="P21"/>
          </table:table-cell>
          <table:table-cell table:style-name="Table2.A1" office:value-type="string">
            <text:p text:style-name="P23">Fisher 2<text:span text:style-name="T10">21</text:span></text:p>
          </table:table-cell>
        </table:table-row>
        <table:table-row>
          <table:table-cell table:style-name="Table2.A1" office:value-type="string">
            <text:p text:style-name="P40">Time:</text:p>
          </table:table-cell>
          <table:table-cell table:style-name="Table2.A1" office:value-type="string">
            <text:p text:style-name="P21"/>
          </table:table-cell>
          <table:table-cell table:style-name="Table2.A1" office:value-type="string">
            <text:p text:style-name="P19">Tu. <text:span text:style-name="T39">10:50 – 1:30</text:span></text:p>
          </table:table-cell>
        </table:table-row>
      </table:table>
      <text:h text:style-name="Heading_20_1" text:outline-level="1">T<text:span text:style-name="T9">exts and Materials</text:span></text:h>
      <text:p text:style-name="P15">There is no text. A free account on SageMath Cloud is required. The instructor will upgrade your “project” associated with this course.</text:p>
      <text:h text:style-name="P56" text:outline-level="1">Course Description</text:h>
      <text:p text:style-name="P47">Laboratory demonstrating optical principles and applications. Experiments may vary ranging from basic single optical component set-ups to multicomponent set-ups, basic and advanced interferometry, polarization and holography. <text:span text:style-name="T38">Three</text:span> hours. Prerequisites: <text:span text:style-name="T38">PHYS 302 (can be taken concurrently) and </text:span>C or better in PHYS 212L. Laboratory. <text:span text:style-name="T38">Offered fall only.</text:span></text:p>
      <text:h text:style-name="P57" text:outline-level="1">Introduction</text:h>
      <text:p text:style-name="P14">Optics lab provides you with a hands-on approach to understanding and using optical devices. The optics lab at Duquesne allows you to use research grade equipment, but this also means you have to proceed with greater care than <text:span text:style-name="T27">in </text:span>normal instructional labs. Part of your grade will be based on how well you take care of this equipment as well as putting it back in its proper location. As there is limited equipment, you will work in groups of 2 – 3 students determined by your lab instructor. Important details regarding the handling optical components are below.</text:p>
      <text:p text:style-name="P13">You will also be introduced to some research-quality programming, analysis, and report writing skills. This will be done through the amazing web site SageMath Cloud which integrates a python programming environment with Jupyter notebooks on virtual Linux computers.</text:p>
      <text:h text:style-name="P58" text:outline-level="1">Student Learning Outcomes</text:h>
      <text:p text:style-name="P3">By the end of the course, a successful student will be able to:</text:p>
      <text:list xml:id="list5050686942049533258" text:style-name="List_20_1">
        <text:list-item>
          <text:p text:style-name="P50">qualitatively and quantitatively use a ray model of light to analyze optical components.</text:p>
        </text:list-item>
        <text:list-item>
          <text:p text:style-name="P51">qualitatively and quantitatively use a wave model of light to analyze diffraction and interference.</text:p>
        </text:list-item>
        <text:list-item>
          <text:p text:style-name="P51">qualitatively and quantitatively analyze light polarizations.</text:p>
        </text:list-item>
        <text:list-item>
          <text:p text:style-name="P51">design and analyze optical system with <text:span text:style-name="T21">multiple, research grade optical</text:span> components.</text:p>
        </text:list-item>
        <text:list-item>
          <text:p text:style-name="P51">carry out an optical experiment <text:span text:style-name="T21">including</text:span> uncertainty in measurement.</text:p>
        </text:list-item>
        <text:list-item>
          <text:p text:style-name="P51">effectively communicate about a lab experiment.</text:p>
        </text:list-item>
      </text:list>
      <text:h text:style-name="P59" text:outline-level="1">Evaluation of Learning</text:h>
      <text:p text:style-name="P8">There will be several requirements for the lab course including <text:span text:style-name="T21">pre-lab assignments, lab exercises, evaluation tasks</text:span>, <text:span text:style-name="T21">and a poster</text:span>. <text:span text:style-name="T27">For the first 11 labs the points will be:</text:span></text:p>
      <table:table table:name="Table6" table:style-name="Table6">
        <table:table-column table:style-name="Table6.A"/>
        <table:table-column table:style-name="Table6.B"/>
        <table:table-row>
          <table:table-cell table:style-name="Table6.A1" office:value-type="string">
            <text:p text:style-name="P37">Pre-Lab</text:p>
          </table:table-cell>
          <table:table-cell table:style-name="Table6.A1" office:value-type="string">
            <text:p text:style-name="P38">5 points</text:p>
          </table:table-cell>
        </table:table-row>
        <table:table-row>
          <table:table-cell table:style-name="Table6.A1" office:value-type="string">
            <text:p text:style-name="P37">Lab Exercises</text:p>
          </table:table-cell>
          <table:table-cell table:style-name="Table6.A1" office:value-type="string">
            <text:p text:style-name="P38">5 points</text:p>
          </table:table-cell>
        </table:table-row>
        <text:soft-page-break/>
        <table:table-row>
          <table:table-cell table:style-name="Table6.A1" office:value-type="string">
            <text:p text:style-name="P37">Task</text:p>
          </table:table-cell>
          <table:table-cell table:style-name="Table6.A1" office:value-type="string">
            <text:p text:style-name="P38">10 points</text:p>
          </table:table-cell>
        </table:table-row>
      </table:table>
      <text:p text:style-name="P12">Keep in mind that optical equipment is fragile and absolutely requires delicate handling. As such, you can lose points due to improper usage of the equipment (see <text:span text:style-name="T37">below</text:span>).</text:p>
      <text:p text:style-name="P13">You will also be evaluated on report writing and analysis skills. These will be done through your SageMath Cloud account. There will a number of these skills evaluated throughout the semester. For planning purposes I think there will be five evaluations worth 10 points each.</text:p>
      <text:p text:style-name="P9">During the last 3 weeks of class (time permitting), you will be working on a final group project. These group projects require you to assemble an optical system to accomplish a set of goals. As you will not have a great deal of time to <text:span text:style-name="T41">accomplish</text:span> this, you will be graded on how effectively you accomplish the goal. Eventually, you will report the results in the form of a poster.</text:p>
      <text:h text:style-name="Heading_20_3" text:outline-level="3">Total Grading Scheme</text:h>
      <table:table table:name="Table7" table:style-name="Table7">
        <table:table-column table:style-name="Table7.A"/>
        <table:table-column table:style-name="Table7.B"/>
        <table:table-row>
          <table:table-cell table:style-name="Table7.A1" office:value-type="string">
            <text:p text:style-name="P37">First 11 Labs</text:p>
          </table:table-cell>
          <table:table-cell table:style-name="Table7.A1" office:value-type="string">
            <text:p text:style-name="P38">220 points</text:p>
          </table:table-cell>
        </table:table-row>
        <table:table-row>
          <table:table-cell table:style-name="Table7.A1" office:value-type="string">
            <text:p text:style-name="P37">Final Project</text:p>
          </table:table-cell>
          <table:table-cell table:style-name="Table7.A1" office:value-type="string">
            <text:p text:style-name="P38">50 points</text:p>
          </table:table-cell>
        </table:table-row>
        <table:table-row>
          <table:table-cell table:style-name="Table7.A1" office:value-type="string">
            <text:p text:style-name="P43">Skill Evaluations</text:p>
          </table:table-cell>
          <table:table-cell table:style-name="Table7.A1" office:value-type="string">
            <text:p text:style-name="P44">50 points</text:p>
          </table:table-cell>
        </table:table-row>
        <table:table-row>
          <table:table-cell table:style-name="Table7.A1" office:value-type="string">
            <text:p text:style-name="P37">Total</text:p>
          </table:table-cell>
          <table:table-cell table:style-name="Table7.A1" office:value-type="string">
            <text:p text:style-name="P38"><text:span text:style-name="T41">32</text:span>0 points</text:p>
          </table:table-cell>
        </table:table-row>
      </table:table>
      <text:h text:style-name="P60" text:outline-level="1">The First 11 Labs</text:h>
      <text:h text:style-name="P67" text:outline-level="2">Pre-Lab</text:h>
      <text:p text:style-name="Text_20_body">The pre-lab is a necessary part of lab experience. Its purpose is to get you thinking about aspects of the upcoming lab and to allow the instructor insight into what you are currently thinking. As a result of this, pre-labs must be turned in no later than <text:span text:style-name="T28">Monday</text:span> at <text:span text:style-name="T28">10:00 AM</text:span>. Pre-labs will <text:span text:style-name="T42">not</text:span> be accepted just before class. <text:span text:style-name="T42">I need time to grade and comment on them before class on Tuesday.</text:span></text:p>
      <text:h text:style-name="P68" text:outline-level="2">Lab Exercises</text:h>
      <text:p text:style-name="Text_20_body">During the lab exercises portion, you and your partners will be expected to investigate phenomena and then discuss it with the entire class. If you never discuss anything with the class, you will lose points. It is your job to keep notes <text:span text:style-name="T42">using SageMath Cloud sp</text:span> that you will <text:span text:style-name="T29">always</text:span> have <text:span text:style-name="T42">them with you</text:span> in the laboratory. <text:span text:style-name="T42">Part of your grade for the week will be on the notes you keep.</text:span></text:p>
      <text:h text:style-name="P69" text:outline-level="2">The Task</text:h>
      <text:p text:style-name="Text_20_body">The task portion of the investigation will be done differently than you likely have experienced. At the start of the task, <text:span text:style-name="T30">everyone</text:span> will first write down how they would approach the problem without consulting their partners or anyone else beyond the instructor. Once everyone in the group has a plan, the instructor will initial those plans. The group will then decide as a whole how to proceed, explain why they chose to use that plan, and then proceed to accomplish that task. 3 of the 10 points will be based upon your individual plan, 2 of the 10 points will be based upon the description of why the group chose the group plan, and the remaining points on how well the task was accomplished.</text:p>
      <text:h text:style-name="P70" text:outline-level="2">Handling Optics</text:h>
      <text:p text:style-name="P11">Minor violations of these guidelines may result in points being deducted from your points for the week.</text:p>
      <text:list xml:id="list1123485225145519589" text:style-name="Numbering_20_1">
        <text:list-item>
          <text:p text:style-name="P52">All equipment must be returned to the cabinet in the same (or better) condition <text:span text:style-name="T33">than you found it</text:span>. It is your job to do this once you are done with the equipment. Make sure you notice how it was protected and keep track of the <text:span text:style-name="T33">drawer or </text:span>box it came <text:span text:style-name="T37">from</text:span>. Note: keeping equipment out longer than necessary can damage it (dust and debris can settle on it) and keeps it at greater risk for accidental damage.</text:p>
        </text:list-item>
        <text:list-item>
          <text:p text:style-name="P53">If you accidentally <text:span text:style-name="T37">smudge or dirty an optical component, you must clean it immediately. If you </text:span>break or damage equipment, you must inform the instructor. Trying to sneak it back (un-noticed) into the cabinet <text:span text:style-name="T37">in a </text:span><text:soft-page-break/><text:span text:style-name="T37">dirty of broken state </text:span>will result in a penalty of up to 5% of your total grade. <text:span text:style-name="T33">If the instructor does not know equipment needs cleaning or is damaged, he or she won't know it needs attention before another student needs it.</text:span> Accidents happen and no penalty will occur <text:span text:style-name="T33">for these</text:span>. However, there is no excuse for covering them up in a way that will only hurt future students.</text:p>
        </text:list-item>
        <text:list-item>
          <text:p text:style-name="P52">If you discover already <text:span text:style-name="T33">dirty or </text:span>damaged equipment in the cabinet, it is your job to report it to the instructor. Failure to do so could result in suspicions that you violated the previous rule.</text:p>
        </text:list-item>
        <text:list-item>
          <text:p text:style-name="P52">Anything in the cabinet<text:span text:style-name="T33">s</text:span> is considered equipment. Even the black masks and cardboard screens. If you grossly mishandle department made objects (i.e., any action that obviously would prevent the object being returned in the same state in which you found it), you will have to make two of this object outside of class hours or you will lose 5% of the total grade for course.</text:p>
        </text:list-item>
        <text:list-item>
          <text:p text:style-name="P52">You may use any equipment you find in the cabinet provided you use it with care. Taking optical equipment from other set ups (or collections of equipment) without permission is essentially the same as stealing equipment from your classmates. Repeated violations can result in a deduction of up to 5% of your total grade.</text:p>
        </text:list-item>
      </text:list>
      <text:h text:style-name="P71" text:outline-level="2">Grading Scale</text:h>
      <text:p text:style-name="P5">The grading scale is based on the percentage of possible points earned. The following scale is used:</text:p>
      <table:table table:name="Table4" table:style-name="Table4">
        <table:table-column table:style-name="Table4.A"/>
        <table:table-column table:style-name="Table4.B"/>
        <table:table-column table:style-name="Table4.A"/>
        <table:table-row>
          <table:table-cell table:style-name="Table4.A1" office:value-type="string">
            <text:p text:style-name="P48">A: 93+</text:p>
          </table:table-cell>
          <table:table-cell table:style-name="Table4.A1" office:value-type="string">
            <text:p text:style-name="P24"/>
          </table:table-cell>
          <table:table-cell table:style-name="Table4.A1" office:value-type="string">
            <text:p text:style-name="P48">C+: 77 – 79 </text:p>
          </table:table-cell>
        </table:table-row>
        <table:table-row>
          <table:table-cell table:style-name="Table4.A1" office:value-type="string">
            <text:p text:style-name="P48">A-: 90 – 92</text:p>
          </table:table-cell>
          <table:table-cell table:style-name="Table4.A1" office:value-type="string">
            <text:p text:style-name="P24"/>
          </table:table-cell>
          <table:table-cell table:style-name="Table4.A1" office:value-type="string">
            <text:p text:style-name="P48">C: 7<text:span text:style-name="T46">0</text:span> – 76 </text:p>
          </table:table-cell>
        </table:table-row>
        <table:table-row>
          <table:table-cell table:style-name="Table4.A1" office:value-type="string">
            <text:p text:style-name="P48">B+: 87 – 89</text:p>
          </table:table-cell>
          <table:table-cell table:style-name="Table4.A1" office:value-type="string">
            <text:p text:style-name="P24"/>
          </table:table-cell>
          <table:table-cell table:style-name="Table4.A1" office:value-type="string">
            <text:p text:style-name="P48">D: 6<text:span text:style-name="T46">0</text:span> – 6<text:span text:style-name="T46">9</text:span> </text:p>
          </table:table-cell>
        </table:table-row>
        <table:table-row>
          <table:table-cell table:style-name="Table4.A1" office:value-type="string">
            <text:p text:style-name="P48">B: 83 – 86</text:p>
          </table:table-cell>
          <table:table-cell table:style-name="Table4.A1" office:value-type="string">
            <text:p text:style-name="P24"/>
          </table:table-cell>
          <table:table-cell table:style-name="Table4.A1" office:value-type="string">
            <text:p text:style-name="P48">F: &lt;60</text:p>
          </table:table-cell>
        </table:table-row>
        <table:table-row>
          <table:table-cell table:style-name="Table4.A1" office:value-type="string">
            <text:p text:style-name="P48">B-: 80 – 82</text:p>
          </table:table-cell>
          <table:table-cell table:style-name="Table4.A1" office:value-type="string">
            <text:p text:style-name="Table_20_Contents"/>
          </table:table-cell>
          <table:table-cell table:style-name="Table4.A1" office:value-type="string">
            <text:p text:style-name="P48"/>
          </table:table-cell>
        </table:table-row>
      </table:table>
      <text:p text:style-name="P4">All grades will be reported in Blackboard.</text:p>
      <text:h text:style-name="P61" text:outline-level="1">Attendance <text:span text:style-name="T11">Policy</text:span></text:h>
      <text:p text:style-name="P10">Attendance is mandatory at all labs. If a lab must be missed, please inform the instructor before the lab begins, <text:span text:style-name="T34">if possible</text:span>. <text:span text:style-name="T43">Make up time may be provided at the discretion of the instructor.</text:span></text:p>
      <text:p text:style-name="P10">If you are late to class (without permission), the instructor can deduct points from your lab score. The amount of points deducted depends upon how late you were and is entirely at the discretion of the instructor. </text:p>
      <text:p text:style-name="P10">If you miss a class, you need to make up the work <text:span text:style-name="T31">before</text:span> the next lab period, otherwise you will permanently lose all the points available in that lab period. This make up work must be done with the instructor’s <text:span text:style-name="T34">permission</text:span>. Claiming that you did the work is not sufficient (even if you have the notes). If you know you must miss class for personal reasons, you <text:span text:style-name="T34">may</text:span> “make up” the class before it actually happens <text:span text:style-name="T34">at the instructor's discretion.</text:span></text:p>
      <text:p text:style-name="P46">Missing more than three labs will result in failure of the course.</text:p>
      <text:h text:style-name="Heading_20_1" text:outline-level="1">Behavior Guidelines</text:h>
      <text:list xml:id="list132125550188178" text:continue-list="list5050686942049533258" text:style-name="List_20_1">
        <text:list-item>
          <text:p text:style-name="P49"><text:span text:style-name="T13">Keep clean!</text:span><text:span text:style-name="T16"> Grease, oil, and particles are the enemies of optics. Please wash your hands with soap before lab starts. Do not use </text:span><text:span text:style-name="T32">Purell</text:span><text:span text:style-name="T16"> or a hand sanitizer because those products leave a deposit on your hands.</text:span> (Ju<text:span text:style-name="T35">st smell your hands after you use it some time!)</text:span></text:p>
        </text:list-item>
        <text:list-item>
          <text:p text:style-name="P54"><text:span text:style-name="T14">Do not eat in the lab</text:span><text:span text:style-name="T17">. You may </text:span><text:span text:style-name="T18">keep</text:span><text:span text:style-name="T17"> a beverage </text:span><text:span text:style-name="T18">on the ledge of the hall leading into the lab.</text:span></text:p>
        </text:list-item>
        <text:list-item>
          <text:p text:style-name="P54"><text:span text:style-name="T13">Late </text:span><text:span text:style-name="T12">arrival &amp; early departure</text:span>. Please come to lab on time and do not leave early. The lab is only two hours long, so it starts promptly. Repeated late arrivals or early departures will result in points lost from your weekly <text:span text:style-name="T37">lab</text:span> score. </text:p>
        </text:list-item>
        <text:list-item>
          <text:p text:style-name="P55"><text:soft-page-break/><text:span text:style-name="T12">Respect your classmates</text:span>. Everyone attending class has the right to expect the best possible learning conditions. <text:span text:style-name="T15">Please stay on your lab tasks and avoid</text:span> <text:span text:style-name="T15">d</text:span>isruptive behavior. <text:span text:style-name="T15">Web searches will be encouraged to support lab activities, but please avoid non-course related browsing. The same with texting and messaging. Before checking or answering a text or message ask yourself if it will be distracting to your lab partner or the class.</text:span></text:p>
        </text:list-item>
      </text:list>
      <text:h text:style-name="P72" text:outline-level="2">Academic <text:span text:style-name="T15">Honesty</text:span></text:h>
      <text:p text:style-name="P6">Integrity is an important part of the scientific process and is required by school policy. Violations will be handled according to the Bayer School Policy. It can be found at<text:span text:style-name="T44">:</text:span></text:p>
      <text:p text:style-name="P6"><text:a xlink:type="simple" xlink:href="http://www.duq.edu/academics/schools/natural-and-environmental-sciences/academic-integrity-policy" text:style-name="Internet_20_link" text:visited-style-name="Visited_20_Internet_20_Link"><text:span text:style-name="T45">http://www.duq.edu/academics/schools/natural-and-environmental-sciences/academic-integrity-policy</text:span></text:a><text:span text:style-name="T44"> <text:s text:c="2"/></text:span></text:p>
      <text:h text:style-name="P62" text:outline-level="1">Information for Students with Disabilities</text:h>
      <text:p text:style-name="P7">Duquesne University is committed to providing all students with equal access to learning. In order to receive reasonable accommodations in their courses, students who have a disability of any kind must register with the Office of Freshman Development and Special Student Services in 309 Duquesne Union (412-396-6657). Once a disability is officially documented, the office of Special Student Services will meet with you to determine what accommodations are necessary. With your permission, your instructors will receive letters outlining the reasonable accommodations they are required to make. Once I have received this letter, you and I should meet to coordinate the way these accommodations will be implemented in this course. For more information, go to <text:span text:style-name="Internet_20_link">www.duq.edu/special-students</text:span>.</text:p>
      <text:h text:style-name="P63" text:outline-level="1">Schedule <text:span text:style-name="T8">Note</text:span><text:span text:style-name="T7">: The actual schedule may change.</text:span></text:h>
      <table:table table:name="Table5" table:style-name="Table5">
        <table:table-column table:style-name="Table5.A"/>
        <table:table-column table:style-name="Table5.B"/>
        <table:table-row>
          <table:table-cell table:style-name="Table5.A1" office:value-type="string">
            <text:p text:style-name="P45">Date<text:span text:style-name="T22">s</text:span></text:p>
          </table:table-cell>
          <table:table-cell table:style-name="Table5.B1" office:value-type="string">
            <text:p text:style-name="P45">Lab</text:p>
          </table:table-cell>
        </table:table-row>
        <table:table-row>
          <table:table-cell table:style-name="Table5.A2" office:value-type="string">
            <text:p text:style-name="P27">8/2<text:span text:style-name="T39">3</text:span></text:p>
          </table:table-cell>
          <table:table-cell table:style-name="Table5.B2" office:value-type="string">
            <text:p text:style-name="P27">Lab 1 – <text:span text:style-name="T26">Introduction, Handling Optics</text:span></text:p>
          </table:table-cell>
        </table:table-row>
        <table:table-row>
          <table:table-cell table:style-name="Table5.A2" office:value-type="string">
            <text:p text:style-name="P39">8/30</text:p>
          </table:table-cell>
          <table:table-cell table:style-name="Table5.B2" office:value-type="string">
            <text:p text:style-name="P29">Lab 2 – <text:span text:style-name="T36">Point &amp; Extended Sources</text:span></text:p>
          </table:table-cell>
        </table:table-row>
        <table:table-row>
          <table:table-cell table:style-name="Table5.A2" office:value-type="string">
            <text:p text:style-name="P28">9/<text:span text:style-name="T39">6</text:span></text:p>
          </table:table-cell>
          <table:table-cell table:style-name="Table5.B2" office:value-type="string">
            <text:p text:style-name="P27">Lab <text:span text:style-name="T23">3</text:span> – <text:span text:style-name="T36">Refraction</text:span></text:p>
          </table:table-cell>
        </table:table-row>
        <table:table-row>
          <table:table-cell table:style-name="Table5.A2" office:value-type="string">
            <text:p text:style-name="P27">9/<text:span text:style-name="T21">13</text:span></text:p>
          </table:table-cell>
          <table:table-cell table:style-name="Table5.B2" office:value-type="string">
            <text:p text:style-name="P27">Lab <text:span text:style-name="T23">4</text:span> – <text:span text:style-name="T36">Image Formation</text:span></text:p>
          </table:table-cell>
        </table:table-row>
        <table:table-row>
          <table:table-cell table:style-name="Table5.A2" office:value-type="string">
            <text:p text:style-name="P27">9/<text:span text:style-name="T21">20</text:span></text:p>
          </table:table-cell>
          <table:table-cell table:style-name="Table5.B2" office:value-type="string">
            <text:p text:style-name="P27">Lab <text:span text:style-name="T19">5</text:span> – <text:span text:style-name="T36">Lenses I</text:span></text:p>
          </table:table-cell>
        </table:table-row>
        <table:table-row>
          <table:table-cell table:style-name="Table5.A2" office:value-type="string">
            <text:p text:style-name="P33">9/2<text:span text:style-name="T39">7</text:span></text:p>
          </table:table-cell>
          <table:table-cell table:style-name="Table5.B2" office:value-type="string">
            <text:p text:style-name="P27">Lab 6 – <text:span text:style-name="T36">Lenses II</text:span></text:p>
          </table:table-cell>
        </table:table-row>
        <table:table-row>
          <table:table-cell table:style-name="Table5.A2" office:value-type="string">
            <text:p text:style-name="P28">10/<text:span text:style-name="T39">4</text:span></text:p>
          </table:table-cell>
          <table:table-cell table:style-name="Table5.B2" office:value-type="string">
            <text:p text:style-name="P27">Lab 7 – <text:span text:style-name="T36">Lenses III</text:span></text:p>
          </table:table-cell>
        </table:table-row>
        <table:table-row>
          <table:table-cell table:style-name="Table5.A2" office:value-type="string">
            <text:p text:style-name="P28">10/1<text:span text:style-name="T39">1</text:span></text:p>
          </table:table-cell>
          <table:table-cell table:style-name="Table5.B2" office:value-type="string">
            <text:p text:style-name="P27">Lab 8 – <text:span text:style-name="T36">Reflections</text:span></text:p>
          </table:table-cell>
        </table:table-row>
        <table:table-row>
          <table:table-cell table:style-name="Table5.A2" office:value-type="string">
            <text:p text:style-name="P28">10/<text:span text:style-name="T39">18</text:span></text:p>
          </table:table-cell>
          <table:table-cell table:style-name="Table5.B2" office:value-type="string">
            <text:p text:style-name="P27">Lab 9 – <text:span text:style-name="T36">Curved Mirrors</text:span></text:p>
          </table:table-cell>
        </table:table-row>
        <table:table-row>
          <table:table-cell table:style-name="Table5.A2" office:value-type="string">
            <text:p text:style-name="P33">10/2<text:span text:style-name="T39">5</text:span></text:p>
          </table:table-cell>
          <table:table-cell table:style-name="Table5.B2" office:value-type="string">
            <text:p text:style-name="P27">Lab 10 – <text:span text:style-name="T36">Polarization I</text:span></text:p>
          </table:table-cell>
        </table:table-row>
        <table:table-row>
          <table:table-cell table:style-name="Table5.A2" office:value-type="string">
            <text:p text:style-name="P39">11/1</text:p>
          </table:table-cell>
          <table:table-cell table:style-name="Table5.B2" office:value-type="string">
            <text:p text:style-name="P42">No Lab – School Holiday</text:p>
          </table:table-cell>
        </table:table-row>
        <table:table-row>
          <table:table-cell table:style-name="Table5.A2" office:value-type="string">
            <text:p text:style-name="P28">11/<text:span text:style-name="T39">8</text:span></text:p>
          </table:table-cell>
          <table:table-cell table:style-name="Table5.B2" office:value-type="string">
            <text:p text:style-name="P30">Lab 11<text:span text:style-name="T20"> – Polarization II</text:span></text:p>
          </table:table-cell>
        </table:table-row>
        <table:table-row>
          <table:table-cell table:style-name="Table5.A2" office:value-type="string">
            <text:p text:style-name="P28">11/1<text:span text:style-name="T39">5</text:span></text:p>
          </table:table-cell>
          <table:table-cell table:style-name="Table5.B2" office:value-type="string">
            <text:p text:style-name="Table_20_Contents">Lab 12 – <text:span text:style-name="T36">Project I</text:span></text:p>
          </table:table-cell>
        </table:table-row>
        <table:table-row>
          <table:table-cell table:style-name="Table5.A2" office:value-type="string">
            <text:p text:style-name="P28">11/<text:span text:style-name="T39">22</text:span></text:p>
          </table:table-cell>
          <table:table-cell table:style-name="Table5.B2" office:value-type="string">
            <text:p text:style-name="P41">Thanksgiving Break</text:p>
          </table:table-cell>
        </table:table-row>
        <table:table-row>
          <table:table-cell table:style-name="Table5.A2" office:value-type="string">
            <text:p text:style-name="P34">11/2<text:span text:style-name="T39">9</text:span></text:p>
          </table:table-cell>
          <table:table-cell table:style-name="Table5.B2" office:value-type="string">
            <text:p text:style-name="P36">Lab 13 – <text:span text:style-name="T36">Project II</text:span></text:p>
          </table:table-cell>
        </table:table-row>
        <table:table-row>
          <table:table-cell table:style-name="Table5.A2" office:value-type="string">
            <text:p text:style-name="P33">12/<text:span text:style-name="T39">6</text:span></text:p>
          </table:table-cell>
          <table:table-cell table:style-name="Table5.B2" office:value-type="string">
            <text:p text:style-name="P35">Lab 14 – <text:span text:style-name="T36">Project III</text:span></text:p>
          </table:table-cell>
        </table:table-row>
        <table:table-row>
          <table:table-cell table:style-name="Table5.A2" office:value-type="string">
            <text:p text:style-name="P31">Final<text:span text:style-name="T24">s</text:span></text:p>
          </table:table-cell>
          <table:table-cell table:style-name="Table5.B2" office:value-type="string">
            <text:p text:style-name="P32"><text:span text:style-name="T25">Poster Presentation</text:span> During Finals Week</text:p>
          </table:table-cell>
        </table:table-row>
      </table:table>
      <text:h text:style-name="P6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adornments="Regular"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left="0.3in" fo:margin-right="0in" fo:margin-top="0.0402in" fo:margin-bottom="0.0201in" loext: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98in" loext: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style:paragraph-properties fo:margin-left="0.6in" fo:margin-right="0.6in" fo:margin-top="0.0201in" fo:margin-bottom="0.0598in" loext:contextual-spacing="false" fo:text-indent="0in" style:auto-text-indent="false" style:page-number="auto"/>
      <style:text-properties fo:font-size="11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799in" fo:margin-bottom="0.0402in" loext:contextual-spacing="false"/>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0799in" fo:margin-bottom="0.0402in" loext:contextual-spacing="fals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799in" fo:margin-bottom="0.0402in" loext:contextual-spacing="false"/>
      <style:text-properties style:use-window-font-color="true"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1"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fo:font-weight="bold" style:font-size-asian="10.5pt"/>
    </style:style>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Liberation Serif" fo:font-family="'Liberation Serif'" style:font-family-generic="roman" style:font-pitch="variable" fo:font-size="9pt" style:font-size-asian="10.5pt"/>
    </style:style>
    <style:style style:name="Safety" style:family="paragraph" style:parent-style-name="Quotations" style:next-style-name="Text_20_body">
      <loext:graphic-properties draw:fill="solid" draw:fill-color="#eeeeee" draw:opacity="100%"/>
      <style:paragraph-properties fo:text-align="center" style:justify-single-word="false" fo:background-color="#eeeeee" fo:padding="0.0201in" fo:border="none" style:shadow="none" style:join-border="false"/>
      <style:text-properties fo:color="#330000" style:font-name="Arial Rounded MT Bold" fo:font-family="'Arial Rounded MT Bold'" style:font-style-name="Regular" style:font-pitch="variable" fo:font-size="10pt"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10.5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Liberation Mono1" fo:font-family="'Liberation Mono'" style:font-style-name="Bold" style:font-family-generic="modern" style:font-pitch="variable" fo:font-size="10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3in" fo:margin-left="0.6in"/>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3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Check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officeooo:rsid="0050f0df" officeooo:paragraph-rsid="0069a71f"/>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MT1" style:family="text">
      <style:text-properties officeooo:rsid="008c4f1d"/>
    </style:style>
    <style:style style:name="MT2" style:family="text">
      <style:text-properties officeooo:rsid="008c7d73"/>
    </style:style>
    <style:style style:name="MT3" style:family="text">
      <style:text-properties officeooo:rsid="0069a71f"/>
    </style:style>
    <style:style style:name="MT4" style:family="text">
      <style:text-properties officeooo:rsid="00a2d1d7"/>
    </style:style>
    <style:style style:name="MT5" style:family="text">
      <style:text-properties style:font-name="Liberation Serif1" officeooo:rsid="0050f0df" style:font-name-asian="Liberation Serif1" style:font-name-complex="Liberation Serif1"/>
    </style:style>
    <style:style style:name="MT6" style:family="text">
      <style:text-properties style:font-name="Liberation Serif" officeooo:rsid="0050f0df"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time-style style:name="N40">
      <number:hours number:style="long"/>
      <number:text>:</number:text>
      <number:minutes number:style="long"/>
    </number:time-style>
    <number:date-style style:name="N121">
      <number:day/>
      <number:text>-</number:text>
      <number:month number:textual="true"/>
      <number:text>-</number:text>
      <number:year number:style="long"/>
    </number:date-style>
  </office:automatic-styles>
  <office:master-styles>
    <style:master-page style:name="Standard" style:page-layout-name="Mpm1">
      <style:header>
        <text:p text:style-name="MP1">PHY<text:span text:style-name="MT1">S </text:span>3<text:span text:style-name="MT2">1</text:span>2 Optics Lab<text:tab/><text:span text:style-name="MT3">Syllabus</text:span><text:tab/>Fall 201<text:span text:style-name="MT4">6</text:span></text:p>
      </style:header>
      <style:footer>
        <text:p text:style-name="MP2"><text:file-name text:display="name-and-extension">Optics Lab Syllabus 16a.odt</text:file-name><text:tab/><text:span text:style-name="MT5">—</text:span><text:span text:style-name="MT6"> </text:span><text:span text:style-name="MT6"><text:page-number text:select-page="current">4</text:page-number></text:span><text:span text:style-name="MT6"> </text:span><text:span text:style-name="MT5">—</text:span><text:span text:style-name="MT6"><text:tab/></text:span><text:span text:style-name="MT6"><text:time style:data-style-name="N40" text:time-value="2014-07-25T16:19:30.927249756" text:fixed="true">16:19</text:time></text:span><text:span text:style-name="MT6">, </text:span><text:span text:style-name="MT6"><text:date style:data-style-name="N121" text:date-value="2014-08-19T07:52:53.619642807" text:fixed="true">19-Aug-2014</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4T11:44:33.902851000</meta:creation-date>
    <dc:date>2016-08-16T13:21:24.182967000</dc:date>
    <meta:editing-duration>P15DT3H24M9S</meta:editing-duration>
    <meta:editing-cycles>90</meta:editing-cycles>
    <meta:generator>LibreOffice/5.1.1.3$MacOSX_X86_64 LibreOffice_project/89f508ef3ecebd2cfb8e1def0f0ba9a803b88a6d</meta:generator>
    <meta:print-date>2015-08-21T19:33:47.785612000</meta:print-date>
    <meta:document-statistic meta:table-count="6" meta:image-count="0" meta:object-count="0" meta:page-count="4" meta:paragraph-count="128" meta:word-count="1823" meta:character-count="10774" meta:non-whitespace-character-count="9059"/>
  </office:meta>
</office:document-meta>
</file>